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3" svg:font-family="Arial" style:font-family-generic="swiss"/>
    <style:font-face style:name="Arial" svg:font-family="Arial" style:font-family-generic="roman" style:font-pitch="variable"/>
    <style:font-face style:name="Century Gothic" svg:font-family="'Century Gothic'" style:font-family-generic="roman" style:font-pitch="variable"/>
    <style:font-face style:name="Century Schoolbook" svg:font-family="'Century Schoolbook'"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 svg:font-family="'Segoe UI'" style:font-family-generic="roman" style:font-pitch="variable"/>
    <style:font-face style:name="Source Sans Pro" svg:font-family="'Source Sans Pro'" style:font-family-generic="roman" style:font-pitch="variable"/>
    <style:font-face style:name="Source Sans Pro Black" svg:font-family="'Source Sans Pro Black'" style:font-family-generic="roman" style:font-pitch="variable"/>
    <style:font-face style:name="Source Sans Pro Light" svg:font-family="'Source Sans Pro Light'" style:font-family-generic="roman" style:font-pitch="variable"/>
    <style:font-face style:name="Source Sans Pro Semibold" svg:font-family="'Source Sans Pro Semibold'" style:font-family-generic="roman" style:font-pitch="variable"/>
    <style:font-face style:name="Tahoma" svg:font-family="Tahoma"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1" svg:font-family="'Noto Sans'" style:font-family-generic="system" style:font-pitch="variable"/>
    <style:font-face style:name="Tahoma1" svg:font-family="Tahoma" style:font-family-generic="system" style:font-pitch="variable"/>
  </office:font-face-decls>
  <office:automatic-styles>
    <style:style style:name="P1" style:family="paragraph" style:parent-style-name="Alizarin_7e_LT_7e_Untertitel">
      <style:paragraph-properties fo:margin-left="0cm" fo:margin-right="0cm" fo:margin-top="3.2cm" fo:margin-bottom="2cm" style:contextual-spacing="false" fo:line-height="150%" fo:text-align="center" style:justify-single-word="false" fo:text-indent="0cm" style:auto-text-indent="false"/>
      <style:text-properties fo:color="#000000" loext:opacity="100%" style:font-name="Arial1" officeooo:rsid="0009ee8b" officeooo:paragraph-rsid="0009ee8b"/>
    </style:style>
    <style:style style:name="P2" style:family="paragraph" style:parent-style-name="Alizarin_7e_LT_7e_Untertitel">
      <style:paragraph-properties fo:margin-left="0cm" fo:margin-right="0cm" fo:margin-top="3.2cm" fo:margin-bottom="2cm" style:contextual-spacing="false" fo:line-height="150%" fo:text-align="center" style:justify-single-word="false" fo:text-indent="0cm" style:auto-text-indent="false"/>
      <style:text-properties fo:color="#000000" loext:opacity="100%" style:font-name="Arial1" fo:font-size="32pt" style:font-size-asian="32pt" style:font-size-complex="32pt"/>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28pt" fo:font-style="italic" fo:font-weight="bold" officeooo:rsid="0009ee8b" officeooo:paragraph-rsid="0009ee8b" style:font-size-asian="28pt" style:font-style-asian="italic" style:font-weight-asian="bold" style:font-size-complex="28pt" style:font-style-complex="italic" style:font-weight-complex="bold"/>
    </style:style>
    <style:style style:name="P5" style:family="paragraph" style:parent-style-name="Standard">
      <style:paragraph-properties fo:text-align="center" style:justify-single-word="false"/>
      <style:text-properties fo:font-size="28pt" fo:font-style="italic" fo:font-weight="bold" officeooo:rsid="0009ee8b" officeooo:paragraph-rsid="0009ee8b" style:font-size-asian="24.5pt" style:font-style-asian="italic" style:font-weight-asian="bold" style:font-size-complex="28pt" style:font-style-complex="italic" style:font-weight-complex="bold"/>
    </style:style>
    <style:style style:name="P6" style:family="paragraph" style:parent-style-name="Standard">
      <style:paragraph-properties fo:text-align="center" style:justify-single-word="false"/>
      <style:text-properties fo:font-size="28pt" fo:font-style="italic" fo:font-weight="bold" officeooo:rsid="000b47ad" officeooo:paragraph-rsid="000b47ad" style:font-size-asian="24.5pt" style:font-style-asian="italic" style:font-weight-asian="bold" style:font-size-complex="28pt" style:font-style-complex="italic" style:font-weight-complex="bold"/>
    </style:style>
    <style:style style:name="P7" style:family="paragraph" style:parent-style-name="Standard">
      <style:paragraph-properties fo:text-align="center" style:justify-single-word="false"/>
      <style:text-properties fo:font-size="20pt" fo:font-style="normal" fo:font-weight="normal" officeooo:rsid="0009ee8b" officeooo:paragraph-rsid="0009ee8b" style:font-size-asian="17.5pt" style:font-style-asian="normal" style:font-weight-asian="normal" style:font-size-complex="20pt" style:font-style-complex="normal" style:font-weight-complex="normal"/>
    </style:style>
    <style:style style:name="P8" style:family="paragraph" style:parent-style-name="Standard" style:list-style-name="L1">
      <style:paragraph-properties fo:text-align="center" style:justify-single-word="false"/>
      <style:text-properties fo:font-size="20pt" fo:font-style="normal" fo:font-weight="normal" officeooo:rsid="0009ee8b" officeooo:paragraph-rsid="0009ee8b" style:font-size-asian="17.5pt" style:font-style-asian="normal" style:font-weight-asian="normal" style:font-size-complex="20pt" style:font-style-complex="normal" style:font-weight-complex="normal"/>
    </style:style>
    <style:style style:name="P9" style:family="paragraph" style:parent-style-name="Standard">
      <style:paragraph-properties fo:text-align="center" style:justify-single-word="false"/>
      <style:text-properties fo:font-size="20pt" fo:font-style="normal" fo:font-weight="normal" officeooo:rsid="000b47ad" officeooo:paragraph-rsid="000b47ad" style:font-size-asian="17.5pt" style:font-style-asian="normal" style:font-weight-asian="normal" style:font-size-complex="20pt" style:font-style-complex="normal" style:font-weight-complex="normal"/>
    </style:style>
    <style:style style:name="P10" style:family="paragraph" style:parent-style-name="Standard">
      <style:paragraph-properties fo:text-align="center" style:justify-single-word="false"/>
      <style:text-properties fo:font-size="20pt" fo:font-style="normal" fo:font-weight="normal" officeooo:rsid="000b47ad" officeooo:paragraph-rsid="000b47ad" style:font-size-asian="20pt" style:font-style-asian="normal" style:font-weight-asian="normal" style:font-size-complex="20pt" style:font-style-complex="normal" style:font-weight-complex="normal"/>
    </style:style>
    <style:style style:name="P11" style:family="paragraph" style:parent-style-name="Standard">
      <style:paragraph-properties fo:text-align="center" style:justify-single-word="false"/>
      <style:text-properties fo:font-size="20pt" fo:font-style="normal" fo:font-weight="bold" officeooo:rsid="0009ee8b" officeooo:paragraph-rsid="0009ee8b" style:font-size-asian="17.5pt" style:font-style-asian="normal" style:font-weight-asian="bold" style:font-size-complex="20pt" style:font-style-complex="normal" style:font-weight-complex="bold"/>
    </style:style>
    <style:style style:name="P12" style:family="paragraph" style:parent-style-name="Standard">
      <style:paragraph-properties fo:text-align="start" style:justify-single-word="false"/>
      <style:text-properties fo:font-size="20pt" fo:font-style="normal" fo:font-weight="bold" officeooo:rsid="0009ee8b" officeooo:paragraph-rsid="0009ee8b" style:font-size-asian="17.5pt" style:font-style-asian="normal" style:font-weight-asian="bold" style:font-size-complex="20pt" style:font-style-complex="normal" style:font-weight-complex="bold"/>
    </style:style>
    <style:style style:name="P13" style:family="paragraph" style:parent-style-name="Standard">
      <style:paragraph-properties fo:text-align="center" style:justify-single-word="false"/>
      <style:text-properties fo:font-size="20pt" fo:font-style="normal" fo:font-weight="bold" officeooo:rsid="000ac72c" officeooo:paragraph-rsid="000ac72c" style:font-size-asian="17.5pt" style:font-style-asian="normal" style:font-weight-asian="bold" style:font-size-complex="20pt" style:font-style-complex="normal" style:font-weight-complex="bold"/>
    </style:style>
    <style:style style:name="P14" style:family="paragraph" style:parent-style-name="Standard">
      <style:paragraph-properties fo:text-align="start" style:justify-single-word="false"/>
      <style:text-properties fo:font-size="20pt" fo:font-style="italic" fo:font-weight="bold" officeooo:rsid="0009ee8b" officeooo:paragraph-rsid="0009ee8b" style:font-size-asian="17.5pt" style:font-style-asian="italic" style:font-weight-asian="bold" style:font-size-complex="20pt" style:font-style-complex="italic" style:font-weight-complex="bold"/>
    </style:style>
    <style:style style:name="P15" style:family="paragraph" style:parent-style-name="Standard">
      <style:paragraph-properties fo:text-align="start" style:justify-single-word="false"/>
      <style:text-properties fo:font-size="20pt" fo:font-style="italic" fo:font-weight="bold" officeooo:rsid="000ac72c" officeooo:paragraph-rsid="000ac72c" style:font-size-asian="17.5pt" style:font-style-asian="italic" style:font-weight-asian="bold" style:font-size-complex="20pt" style:font-style-complex="italic" style:font-weight-complex="bold"/>
    </style:style>
    <style:style style:name="P16" style:family="paragraph" style:parent-style-name="Standard">
      <style:paragraph-properties fo:text-align="start" style:justify-single-word="false"/>
      <style:text-properties fo:font-style="italic" officeooo:paragraph-rsid="0009ee8b" style:font-style-asian="italic" style:font-style-complex="italic"/>
    </style:style>
    <style:style style:name="T1" style:family="text">
      <style:text-properties fo:font-size="28pt" fo:letter-spacing="0.035cm" style:font-size-asian="28pt"/>
    </style:style>
    <style:style style:name="T2" style:family="text">
      <style:text-properties fo:font-size="28pt" fo:font-style="italic" fo:font-weight="bold" style:font-size-asian="24.5pt" style:font-style-asian="italic" style:font-weight-asian="bold" style:font-size-complex="28pt" style:font-style-complex="italic" style:font-weight-complex="bold"/>
    </style:style>
    <style:style style:name="T3" style:family="text">
      <style:text-properties fo:font-size="13pt" style:font-size-asian="13pt" style:font-size-complex="13pt"/>
    </style:style>
    <style:style style:name="T4" style:family="text">
      <style:text-properties fo:font-size="20pt" fo:font-weight="normal" officeooo:rsid="0009ee8b" style:font-size-asian="17.5pt" style:font-weight-asian="normal" style:font-size-complex="20pt" style:font-weight-complex="normal"/>
    </style:style>
    <style:style style:name="T5" style:family="text">
      <style:text-properties style:font-size-asian="20pt"/>
    </style:style>
    <style:style style:name="T6" style:family="text">
      <style:text-properties fo:font-weight="bold" style:font-weight-asian="bold" style:font-weight-complex="bold"/>
    </style:style>
    <style:style style:name="T7" style:family="text">
      <style:text-properties fo:font-weight="bold" style:font-size-asian="20pt" style:font-weight-asian="bold" style:font-weight-complex="bold"/>
    </style:style>
    <style:style style:name="T8" style:family="text">
      <style:text-properties fo:letter-spacing="0.035cm"/>
    </style:style>
    <style:style style:name="T9" style:family="text">
      <style:text-properties fo:font-weight="normal" style:font-weight-asian="normal" style:font-weight-complex="normal"/>
    </style:style>
    <style:style style:name="T10" style:family="text">
      <style:text-properties fo:font-weight="normal" officeooo:rsid="000b47ad"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8">Praca zaliczeniowa końcowa z pracowni języków programowania stron internetowych, rok szkolny: 2020/2021</text:span></text:p>
      <text:p text:style-name="P1"><text:span text:style-name="T1">Dominik Kusztal, kl. 3K</text:span></text:p>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4">Cel powstania strony</text:p>
      <text:p text:style-name="P4"/>
      <text:p text:style-name="P7"><text:span text:style-name="T5">Strona ta powstała w celu wypromowania filmy Firecar oraz do ułatwienia klientom kontaktu z wypożyczalnią samochodów. Firma jest nowa na rynku lecz dzięki swoim sportowym samochodom szybko powinna odnieść sukces. </text:span><text:span text:style-name="T3"><text:line-break/></text:span></text:p>
      <text:p text:style-name="P7"><text:span text:style-name="T3"/></text:p>
      <text:p text:style-name="P4">Tematyka strony</text:p>
      <text:p text:style-name="P4"/>
      <text:p text:style-name="P7">Tematem strony jest fikcyjna firma zajmująca się wynajmem samochodów o nazwie Firecar.</text:p>
      <text:p text:style-name="P7"/>
      <text:p text:style-name="P5">Zastosowane technologie</text:p>
      <text:p text:style-name="P5"/>
      <text:p text:style-name="P7">W projekcie strony internetowej zastosowano język HTML w wersji 5 oraz język CSS w wersji 3. <text:s/>Plików HTML w projekcie można znaleźć w ilości 6, z kolei plik CSS tylko jeden.<text:line-break/></text:p>
      <text:p text:style-name="P5">Wymagania sprzętowe</text:p>
      <text:p text:style-name="P5"/>
      <text:p text:style-name="P7">Do prawidłowego działania strony wymagane jest stałe połączenie z internetem, obsługa obrazów .png oraz .jpg, a także najlepiej system Windows.</text:p>
      <text:p text:style-name="P7"><text:soft-page-break/><text:span text:style-name="T2"/></text:p>
      <text:p text:style-name="P7"><text:span text:style-name="T2">Wygląd ogólny</text:span></text:p>
      <text:p text:style-name="P7"><text:span text:style-name="T2"/></text:p>
      <text:p text:style-name="P7"><text:s/>Strona polega na dwóch przeważających kolorach: czarnym oraz czerwonym i zdjęciach w często podobnej kolorystyce. Strona ma być w sposób prosty i przyjemny czytelna oraz maksymalnie przejrzysta.</text:p>
      <text:p text:style-name="P7"/>
      <text:p text:style-name="P7"/>
      <text:p text:style-name="P5">Layout</text:p>
      <text:p text:style-name="P5"/>
      <text:p text:style-name="P7">Projekt składa się z głównej strony oraz 4 podstron + formularz. </text:p>
      <text:p text:style-name="P7"/>
      <text:p text:style-name="P7"/>
      <text:p text:style-name="P7"><text:span text:style-name="T6">Strona główna</text:span> podzielona jest <text:s/>horyzontalnie na 4 sekcje, są to: </text:p>
      <text:list xml:id="list3633791424" text:style-name="L1">
        <text:list-item>
          <text:p text:style-name="P8">baner na samej górze z nazwą firmy</text:p>
        </text:list-item>
        <text:list-item>
          <text:p text:style-name="P8">Menu z 4 zakładkami zaraz pod banerem</text:p>
        </text:list-item>
        <text:list-item>
          <text:p text:style-name="P8">Poniżej krótka sekcja „O nas”</text:p>
        </text:list-item>
        <text:list-item>
          <text:p text:style-name="P8">Stopka z rozpisaną możliwością kontaktu do firmy</text:p>
        </text:list-item>
      </text:list>
      <text:p text:style-name="P7"/>
      <text:p text:style-name="P7"/>
      <text:p text:style-name="P11"/>
      <text:p text:style-name="P11"/>
      <text:p text:style-name="P11"/>
      <text:p text:style-name="P11"/>
      <text:p text:style-name="P11"/>
      <text:p text:style-name="P11"><text:soft-page-break/>Pierwsza podstrona<text:span text:style-name="T9">, czyli sekcja samochodów sportowych do wypożyczenia na samej górze zawiera podobny co wcześniej baner, lecz z bardziej tematycznym zdjęciem i podpisem sekcji sportowej. Poniżej będzie znajdować się menu takie same jak wcześniej, lecz z lekko podświetloną aktywną sekcją. Niżej, pod sobą będzie wyświetlone 5 sportowych aut wraz z ich danymi technicznymi oraz ceną za godzinę jak i kaucją za wypożyczenie. Są to:</text:span></text:p>
      <text:p text:style-name="P11"><text:span text:style-name="T9"/></text:p>
      <text:p text:style-name="P16"><text:span text:style-name="T4">-BMW i8</text:span></text:p>
      <text:p text:style-name="P14"><text:span text:style-name="T9">-Audi R8</text:span></text:p>
      <text:p text:style-name="P14"><text:span text:style-name="T9">-Ferrari Roma</text:span></text:p>
      <text:p text:style-name="P14"><text:span text:style-name="T9">-Chevrolet Corvette C7</text:span></text:p>
      <text:p text:style-name="P14"><text:span text:style-name="T9">-Tesla Roadster</text:span></text:p>
      <text:p text:style-name="P12"><text:span text:style-name="T9"/></text:p>
      <text:p text:style-name="P12"><text:span text:style-name="T9"/></text:p>
      <text:p text:style-name="P13">Druga podstrona<text:span text:style-name="T9">, sekcja samochodów do podróży posiada bardzo podobny układ, aby ewentualny klient nie miał problemu z rozeznaniem się w stronie i wiedział od razu co gdzie jest. Różnica pojawia się w górnym banerze(bardziej tematyczne zdjęcie), sekcji menu(podświetlona odpowiednia zakładka), oraz wyświetlonych autach:</text:span></text:p>
      <text:p text:style-name="P13"><text:span text:style-name="T9"/></text:p>
      <text:p text:style-name="P15"><text:span text:style-name="T9">-Mercedes GLB </text:span></text:p>
      <text:p text:style-name="P15"><text:span text:style-name="T9">-Kia Sportage</text:span></text:p>
      <text:p text:style-name="P15"><text:span text:style-name="T9">-Mazda 3 IV</text:span></text:p>
      <text:p text:style-name="P15"><text:span text:style-name="T9">-BMW Series 5</text:span></text:p>
      <text:p text:style-name="P15"><text:span text:style-name="T9">-Volvo XC40</text:span></text:p>
      <text:p text:style-name="P15"><text:span text:style-name="T9"/></text:p>
      <text:p text:style-name="P13"/>
      <text:p text:style-name="P13"/>
      <text:p text:style-name="P13"><text:soft-page-break/></text:p>
      <text:p text:style-name="P13">Trzecia podstrona<text:span text:style-name="T9">, czyli sekcja limuzyn tym razem udostępnia 4 pojazdy zamiast 5, ponieważ jest to mniej popularny rodzaj wynajmowanych pojazdów. Jeśli chodzi o różnice do poprzednich podstron to podobnie występuje zmiana podświetlenia w menu i zdjęcia w banerze. Auta w sekcji limuzyn to:</text:span></text:p>
      <text:p text:style-name="P13"><text:span text:style-name="T9"/></text:p>
      <text:p text:style-name="P15"><text:span text:style-name="T9">-Tesla S</text:span></text:p>
      <text:p text:style-name="P15"><text:span text:style-name="T9">-Bentley Arnage II</text:span></text:p>
      <text:p text:style-name="P15"><text:span text:style-name="T9">-Mercedes Benz-600</text:span></text:p>
      <text:p text:style-name="P15"><text:span text:style-name="T9">-Mercedes S600</text:span></text:p>
      <text:p text:style-name="P15"><text:span text:style-name="T9"/></text:p>
      <text:p text:style-name="P13">Czwarta podstrona<text:span text:style-name="T9">, czyli sekcje samochodów do wesela z kolei zawiera 3 możliwe do wypożyczenia samochody <text:s/>i takie same różnice jak w poprzednich podstronach. Auta w tej sekcji do wyboru to:</text:span></text:p>
      <text:p text:style-name="P13"><text:span text:style-name="T9"/></text:p>
      <text:p text:style-name="P15"><text:span text:style-name="T9">-Mercedes Benz 300 Gullwing</text:span></text:p>
      <text:p text:style-name="P15"><text:span text:style-name="T9">-Bentley Continental</text:span></text:p>
      <text:p text:style-name="P15"><text:span text:style-name="T9">-Hudson Hornet</text:span></text:p>
      <text:p text:style-name="P15"><text:span text:style-name="T9"/></text:p>
      <text:p text:style-name="P13">Formularz<text:span text:style-name="T9"> pojawi się za każdym razem, gdy wybierzemy opcje wypożyczenia dowolnego aut</text:span><text:span text:style-name="T10">a. Każe on nam podać podstawowe dane takie jak imię, nazwisko, wiek, mail, pesel, nr prawa jazdy oraz od ilu lat prawo jazdy posiadamy. Trzeba też zgodzić się na przetwarzanie danych osobowych. Formularz jest przejrzysty i prosty, tak by każdy bez problemu mógł się w nim rozeznać.</text:span></text:p>
      <text:p text:style-name="P13"><text:span text:style-name="T10"/></text:p>
      <text:p text:style-name="P13"><text:span text:style-name="T10"/></text:p>
      <text:p text:style-name="P6"><text:soft-page-break/>Charakterystyka produktów i marki</text:p>
      <text:p text:style-name="P6"/>
      <text:p text:style-name="P10">Firma charakteryzuję się świetnym podejściem do klienta. Kilku pracowników, którzy podchodzą indywidualnie do każdej osoby która jest zainteresowana wypożyczeniem samochodu. Aktualnie firma jest na rynku od trzech miesięcy także nie zajmuje wysokiej pozycji na rynku. Firma posiada w swojej ofercie sporo samochodów, są to sportowe samochody, samochody do zwykłej podróży, limuzyny oraz świetnie prezentujące się samochody na wesela.</text:p>
      <text:p text:style-name="P10"/>
      <text:p text:style-name="P6">Grupa docelowa</text:p>
      <text:p text:style-name="P6"/>
      <text:p text:style-name="P10">Osoby powyżej 18 roku życia z posiadającym dokumentem prawa jazdy. Sportowe samochody są wypożyczane osobą które posiadają prawo jazdy co najmniej 2 lata.</text:p>
      <text:p text:style-name="P10"/>
      <text:p text:style-name="P6">Informacje o firmie</text:p>
      <text:p text:style-name="P6"/>
      <text:p text:style-name="P10">Firecar to wypożyczalnia samochodów naszą misją jest zapewnienie klientom odpowiedniego auta do rozrywki bądź do codziennych potrzeb.<text:line-break/>Nasza siedziba: Częstochowa 42-200 ul. Mickiewicza 15. </text:p>
      <text:p text:style-name="P10"/>
      <text:p text:style-name="P6"/>
      <text:p text:style-name="P6"/>
      <text:p text:style-name="P6"/>
      <text:p text:style-name="P6"><text:soft-page-break/>Dane kontaktowe</text:p>
      <text:p text:style-name="P6"/>
      <text:p text:style-name="P9"><text:span text:style-name="T7">nr tel.</text:span><text:span text:style-name="T5"> 566177590 / <text:s/>575456235 <text:line-break/></text:span><text:span text:style-name="T7">adres email:</text:span><text:span text:style-name="T5"> </text:span><text:a xlink:type="simple" xlink:href="mailto:firecar@wypożyczalniasamochodów.pl" text:style-name="Internet_20_link" text:visited-style-name="Visited_20_Internet_20_Link"><text:span text:style-name="Internet_20_link"><text:span text:style-name="T5">firecar@wypożyczalniasamochodów.pl</text:span></text:span></text:a></text:p>
      <text:p text:style-name="P6"/>
      <text:p text:style-name="P7"/>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3" svg:font-family="Arial" style:font-family-generic="swiss"/>
    <style:font-face style:name="Arial" svg:font-family="Arial" style:font-family-generic="roman" style:font-pitch="variable"/>
    <style:font-face style:name="Century Gothic" svg:font-family="'Century Gothic'" style:font-family-generic="roman" style:font-pitch="variable"/>
    <style:font-face style:name="Century Schoolbook" svg:font-family="'Century Schoolbook'"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 svg:font-family="'Segoe UI'" style:font-family-generic="roman" style:font-pitch="variable"/>
    <style:font-face style:name="Source Sans Pro" svg:font-family="'Source Sans Pro'" style:font-family-generic="roman" style:font-pitch="variable"/>
    <style:font-face style:name="Source Sans Pro Black" svg:font-family="'Source Sans Pro Black'" style:font-family-generic="roman" style:font-pitch="variable"/>
    <style:font-face style:name="Source Sans Pro Light" svg:font-family="'Source Sans Pro Light'" style:font-family-generic="roman" style:font-pitch="variable"/>
    <style:font-face style:name="Source Sans Pro Semibold" svg:font-family="'Source Sans Pro Semibold'" style:font-family-generic="roman" style:font-pitch="variable"/>
    <style:font-face style:name="Tahoma" svg:font-family="Tahoma"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1" svg:font-family="'Noto San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Domyślny_20_styl_20_rysowania" style:display-name="Domyślny styl rysowania"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iekt_20_bez_20_wypełnienia" style:display-name="Obiekt bez wypełnienia" style:family="paragraph" style:parent-style-name="Domyślny_20_styl_20_rysowania"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iekt_20_bez_20_wypełnienia_20_i_20_bez_20_linii" style:display-name="Obiekt bez wypełnienia i bez linii" style:family="paragraph" style:parent-style-name="Domyślny_20_styl_20_rysowania"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ytuł_20_A4" style:display-name="Tytuł A4" style:family="paragraph" style:parent-style-name="A4" style:default-outline-level="">
      <style:text-properties style:font-name="Noto Sans" fo:font-family="'Noto Sans'" style:font-family-generic="roman" style:font-pitch="variable" fo:font-size="44pt" style:font-size-asian="44pt"/>
    </style:style>
    <style:style style:name="Nagłówek_20_A4" style:display-name="Nagłówek A4" style:family="paragraph" style:parent-style-name="A4" style:default-outline-level="">
      <style:text-properties style:font-name="Noto Sans" fo:font-family="'Noto Sans'" style:font-family-generic="roman" style:font-pitch="variable" fo:font-size="24pt" style:font-size-asian="24pt"/>
    </style:style>
    <style:style style:name="Tekst_20_A4" style:display-name="Teks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ytuł_20_A0" style:display-name="Tytuł A0" style:family="paragraph" style:parent-style-name="A4" style:default-outline-level="">
      <style:text-properties style:font-name="Noto Sans" fo:font-family="'Noto Sans'" style:font-family-generic="roman" style:font-pitch="variable" fo:font-size="96pt" style:font-size-asian="96pt"/>
    </style:style>
    <style:style style:name="Nagłówek_20_A0" style:display-name="Nagłówek A0" style:family="paragraph" style:parent-style-name="A4" style:default-outline-level="">
      <style:text-properties style:font-name="Noto Sans" fo:font-family="'Noto Sans'" style:font-family-generic="roman" style:font-pitch="variable" fo:font-size="72pt" style:font-size-asian="72pt"/>
    </style:style>
    <style:style style:name="Tekst_20_A0" style:display-name="Tekst A0" style:family="paragraph" style:parent-style-name="A4" style:default-outline-level="">
      <style:text-properties style:font-name="Noto Sans" fo:font-family="'Noto Sans'" style:font-family-generic="roman" style:font-pitch="variable" fo:font-size="18pt" style:font-size-asian="18pt"/>
    </style:style>
    <style:style style:name="Grafika" style:family="paragraph" style:default-outline-level="">
      <style:text-properties style:font-name="Liberation Sans1" fo:font-family="'Liberation Sans'" style:font-family-generic="roman" style:font-pitch="variable" fo:font-size="18pt" style:font-name-asian="Tahoma1"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Kształty" style:family="paragraph" style:parent-style-name="Grafika" style:default-outline-level="">
      <style:text-properties style:font-name="Liberation Sans1" fo:font-family="'Liberation Sans'" style:font-family-generic="roman" style:font-pitch="variable" fo:font-size="14pt" fo:font-weight="bold" style:font-size-asian="14pt" style:font-weight-asian="bold"/>
    </style:style>
    <style:style style:name="Wypełnione" style:family="paragraph" style:parent-style-name="Kształty" style:default-outline-level="">
      <style:text-properties style:font-name="Liberation Sans1" fo:font-family="'Liberation Sans'" style:font-family-generic="roman" style:font-pitch="variable" fo:font-size="14pt" fo:font-weight="bold" style:font-size-asian="14pt" style:font-weight-asian="bold"/>
    </style:style>
    <style:style style:name="Wypełninone_20_niebieskim" style:display-name="Wypełninone niebieskim" style:family="paragraph" style:parent-style-name="Wypełnione"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Wypełnione_20_zielonym" style:display-name="Wypełnione zielonym" style:family="paragraph" style:parent-style-name="Wypełnione"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Wypełnione_20_czerwonym" style:display-name="Wypełnione czerwonym" style:family="paragraph" style:parent-style-name="Wypełnione"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Wypełnione_20_żółtym" style:display-name="Wypełnione żółtym" style:family="paragraph" style:parent-style-name="Wypełnione"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Szkic" style:family="paragraph" style:parent-style-name="Kształty" style:default-outline-level="">
      <style:text-properties style:font-name="Liberation Sans1" fo:font-family="'Liberation Sans'" style:font-family-generic="roman" style:font-pitch="variable" fo:font-size="14pt" fo:font-weight="bold" style:font-size-asian="14pt" style:font-weight-asian="bold"/>
    </style:style>
    <style:style style:name="Niebieski_20_konspekt" style:display-name="Niebieski konspekt" style:family="paragraph" style:parent-style-name="Szkic" style:default-outline-level="">
      <style:text-properties fo:color="#355269" loext:opacity="100%" style:font-name="Liberation Sans1" fo:font-family="'Liberation Sans'" style:font-family-generic="roman" style:font-pitch="variable" fo:font-size="14pt" fo:font-weight="bold" style:font-size-asian="14pt" style:font-weight-asian="bold"/>
    </style:style>
    <style:style style:name="Zielony_20_konspekt" style:display-name="Zielony konspekt" style:family="paragraph" style:parent-style-name="Szkic" style:default-outline-level="">
      <style:text-properties fo:color="#127622" loext:opacity="100%" style:font-name="Liberation Sans1" fo:font-family="'Liberation Sans'" style:font-family-generic="roman" style:font-pitch="variable" fo:font-size="14pt" fo:font-weight="bold" style:font-size-asian="14pt" style:font-weight-asian="bold"/>
    </style:style>
    <style:style style:name="Czerwony_20_konspekt" style:display-name="Czerwony konspekt" style:family="paragraph" style:parent-style-name="Szkic" style:default-outline-level="">
      <style:text-properties fo:color="#c9211e" loext:opacity="100%" style:font-name="Liberation Sans1" fo:font-family="'Liberation Sans'" style:font-family-generic="roman" style:font-pitch="variable" fo:font-size="14pt" fo:font-weight="bold" style:font-size-asian="14pt" style:font-weight-asian="bold"/>
    </style:style>
    <style:style style:name="Żółty_20_konspekt" style:display-name="Żółty konspekt" style:family="paragraph" style:parent-style-name="Szkic" style:default-outline-level="">
      <style:text-properties fo:color="#b47804" loext:opacity="100%" style:font-name="Liberation Sans1" fo:font-family="'Liberation Sans'" style:font-family-generic="roman" style:font-pitch="variable" fo:font-size="14pt" fo:font-weight="bold" style:font-size-asian="14pt" style:font-weight-asian="bold"/>
    </style:style>
    <style:style style:name="Linie" style:family="paragraph" style:parent-style-name="Grafika" style:default-outline-level="">
      <style:text-properties style:font-name="Liberation Sans1" fo:font-family="'Liberation Sans'" style:font-family-generic="roman" style:font-pitch="variable" fo:font-size="18pt" style:font-size-asian="18pt"/>
    </style:style>
    <style:style style:name="Linia_20_ze_20_strzałkami" style:display-name="Linia ze strzałkami" style:family="paragraph" style:parent-style-name="Linie" style:default-outline-level="">
      <style:text-properties style:font-name="Liberation Sans1" fo:font-family="'Liberation Sans'" style:font-family-generic="roman" style:font-pitch="variable" fo:font-size="18pt" style:font-size-asian="18pt"/>
    </style:style>
    <style:style style:name="Linia_20_przerywana" style:display-name="Linia przerywana" style:family="paragraph" style:parent-style-name="Linie" style:default-outline-level="">
      <style:text-properties style:font-name="Liberation Sans1" fo:font-family="'Liberation Sans'" style:font-family-generic="roman" style:font-pitch="variable" fo:font-size="18pt" style:font-size-asian="18pt"/>
    </style:style>
    <style:style style:name="Inspiration_7e_LT_7e_Gliederung_20_1" style:display-name="Inspiration~LT~Gliederung 1" style:family="paragraph" style:default-outline-level="">
      <style:paragraph-properties fo:margin-top="0cm" fo:margin-bottom="0.372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Inspiration_7e_LT_7e_Gliederung_20_2" style:display-name="Inspiration~LT~Gliederung 2" style:family="paragraph" style:parent-style-name="Inspiration_7e_LT_7e_Gliederung_20_1" style:default-outline-level="">
      <style:paragraph-properties fo:margin-top="0cm" fo:margin-bottom="0.298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nspiration_7e_LT_7e_Gliederung_20_3" style:display-name="Inspiration~LT~Gliederung 3" style:family="paragraph" style:parent-style-name="Inspiration_7e_LT_7e_Gliederung_20_2" style:default-outline-level="">
      <style:paragraph-properties fo:margin-top="0cm" fo:margin-bottom="0.222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nspiration_7e_LT_7e_Gliederung_20_4" style:display-name="Inspiration~LT~Gliederung 4" style:family="paragraph" style:parent-style-name="Inspiration_7e_LT_7e_Gliederung_20_3" style:default-outline-level="">
      <style:paragraph-properties fo:margin-top="0cm" fo:margin-bottom="0.148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nspiration_7e_LT_7e_Gliederung_20_5" style:display-name="Inspiration~LT~Gliederung 5" style:family="paragraph" style:parent-style-name="Inspiration_7e_LT_7e_Gliederung_20_4" style:default-outline-level="">
      <style:paragraph-properties fo:margin-top="0cm" fo:margin-bottom="0.072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nspiration_7e_LT_7e_Gliederung_20_6" style:display-name="Inspiration~LT~Gliederung 6" style:family="paragraph" style:parent-style-name="Inspiration_7e_LT_7e_Gliederung_20_5" style:default-outline-level="">
      <style:paragraph-properties fo:margin-top="0cm" fo:margin-bottom="0.072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nspiration_7e_LT_7e_Gliederung_20_7" style:display-name="Inspiration~LT~Gliederung 7" style:family="paragraph" style:parent-style-name="Inspiration_7e_LT_7e_Gliederung_20_6" style:default-outline-level="">
      <style:paragraph-properties fo:margin-top="0cm" fo:margin-bottom="0.072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nspiration_7e_LT_7e_Gliederung_20_8" style:display-name="Inspiration~LT~Gliederung 8" style:family="paragraph" style:parent-style-name="Inspiration_7e_LT_7e_Gliederung_20_7" style:default-outline-level="">
      <style:paragraph-properties fo:margin-top="0cm" fo:margin-bottom="0.072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Inspiration_7e_LT_7e_Gliederung_20_9" style:display-name="Inspiration~LT~Gliederung 9" style:family="paragraph" style:parent-style-name="Inspiration_7e_LT_7e_Gliederung_20_8" style:default-outline-level="">
      <style:paragraph-properties fo:margin-top="0cm" fo:margin-bottom="0.072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Inspiration_7e_LT_7e_Titel" style:display-name="Inspiration~LT~Titel" style:family="paragraph" style:default-outline-level="">
      <style:paragraph-properties fo:text-align="start" style:justify-single-word="false"/>
      <style:text-properties style:use-window-font-color="true" loext:opacity="0%" style:text-outline="false" style:text-line-through-style="none" style:text-line-through-type="none" style:font-name="Liberation Sans1" fo:font-family="'Liberation Sans'" style:font-family-generic="roman" style:font-pitch="variable" fo:font-size="27pt" fo:font-style="normal" fo:text-shadow="none" style:text-underline-style="none" fo:font-weight="normal" style:letter-kerning="true" style:font-name-asian="Tahoma1" style:font-family-asian="Tahoma" style:font-family-generic-asian="system" style:font-pitch-asian="variable" style:font-size-asian="27pt" style:font-style-asian="normal" style:font-weight-asian="normal" style:font-name-complex="Noto Sans1" style:font-family-complex="'Noto Sans'" style:font-family-generic-complex="system" style:font-pitch-complex="variable" style:font-size-complex="12pt" style:text-emphasize="none"/>
    </style:style>
    <style:style style:name="Inspiration_7e_LT_7e_Untertitel" style:display-name="Inspiration~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Inspiration_7e_LT_7e_Notizen" style:display-name="Inspiration~LT~Notizen" style:family="paragraph" style:default-outline-level="">
      <style:paragraph-properties fo:margin-left="0.6cm" fo:margin-right="0cm" fo:text-indent="0cm" style:auto-text-indent="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Inspiration_7e_LT_7e_Hintergrundobjekte" style:display-name="Inspiration~LT~Hintergrundobjekte" style:family="paragraph" style:default-outline-level="">
      <style:text-properties fo:color="#eeeeee" loext:opacity="100%" style:font-name="Liberation Sans1" fo:font-family="'Liberation Sans'" style:font-family-generic="roman" style:font-pitch="variable" fo:font-size="14pt" style:letter-kerning="true" style:font-name-asian="Tahoma1" style:font-family-asian="Tahoma" style:font-family-generic-asian="system" style:font-pitch-asian="variable" style:font-size-asian="14pt" style:font-name-complex="Noto Sans1" style:font-family-complex="'Noto Sans'" style:font-family-generic-complex="system" style:font-pitch-complex="variable" style:font-size-complex="12pt"/>
    </style:style>
    <style:style style:name="Inspiration_7e_LT_7e_Hintergrund" style:display-name="Inspiration~LT~Hintergrund" style:family="paragraph" style:default-outline-level="">
      <style:text-properties style:font-name="Liberation Sans1" fo:font-family="'Liberation Sans'" style:font-family-generic="roman" style:font-pitch="variable" fo:font-size="12pt" style:letter-kerning="true"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name-asian="Tahoma1"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biekty_20_tła" style:display-name="Obiekty tła" style:family="paragraph" style:default-outline-level="">
      <style:paragraph-properties style:writing-mode="lr-tb"/>
      <style:text-properties fo:color="#ffffff" loext:opacity="100%" style:font-name="Source Sans Pro Black" fo:font-family="'Source Sans Pro Black'" style:font-family-generic="roman" style:font-pitch="variable" fo:font-size="18pt" fo:font-weight="normal" style:letter-kerning="true" style:font-name-asian="Tahoma1" style:font-family-asian="Tahoma" style:font-family-generic-asian="system" style:font-pitch-asian="variable" style:font-size-asian="18pt" style:font-weight-asian="normal" style:font-name-complex="Noto Sans1" style:font-family-complex="'Noto Sans'" style:font-family-generic-complex="system" style:font-pitch-complex="variable" style:font-size-complex="12pt"/>
    </style:style>
    <style:style style:name="Tło" style:family="paragraph" style:default-outline-level="">
      <style:text-properties style:font-name="Liberation Sans1" fo:font-family="'Liberation Sans'" style:font-family-generic="roman" style:font-pitch="variable" fo:font-size="12pt" style:letter-kerning="true"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Notatki"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Source Sans Pro" fo:font-family="'Source Sans Pro'" style:font-family-generic="roman" style:font-pitch="variable" fo:font-size="28pt" fo:font-style="normal" fo:text-shadow="none" style:text-underline-style="none" fo:font-weight="normal" style:letter-kerning="true" style:font-name-asian="Tahoma1" style:font-family-asian="Tahoma" style:font-family-generic-asian="system"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Konspekt_20_1" style:display-name="Konspekt 1" style:family="paragraph" style:default-outline-level="">
      <style:paragraph-properties fo:margin-top="0cm" fo:margin-bottom="0.302cm" style:contextual-spacing="false"/>
      <style:text-properties fo:color="#1c1c1c" loext:opacity="100%" style:text-outline="false" style:text-line-through-style="none" style:text-line-through-type="none" style:font-name="Source Sans Pro Semibold" fo:font-family="'Source Sans Pro Semibold'" style:font-family-generic="roman" style:font-pitch="variable" fo:font-size="19.5pt" fo:font-style="normal" fo:text-shadow="none" style:text-underline-style="none" fo:font-weight="normal" style:letter-kerning="true" style:font-name-asian="Tahoma1" style:font-family-asian="Tahoma" style:font-family-generic-asian="system" style:font-pitch-asian="variable" style:font-size-asian="19.5pt" style:font-style-asian="normal" style:font-weight-asian="normal" style:font-name-complex="Noto Sans1" style:font-family-complex="'Noto Sans'" style:font-family-generic-complex="system" style:font-pitch-complex="variable" style:font-size-complex="12pt" style:text-emphasize="none"/>
    </style:style>
    <style:style style:name="Konspekt_20_2" style:display-name="Konspekt 2" style:family="paragraph" style:parent-style-name="Konspekt_20_1" style:default-outline-level="">
      <style:paragraph-properties fo:margin-top="0cm" fo:margin-bottom="0.3cm" style:contextual-spacing="false"/>
      <style:text-properties fo:color="#1c1c1c" loext:opacity="100%" style:text-outline="false" style:text-line-through-style="none" style:text-line-through-type="none" style:font-name="Source Sans Pro Light" fo:font-family="'Source Sans Pro Light'" style:font-family-generic="roman" style:font-pitch="variable" fo:font-size="16.5pt" fo:font-style="normal" fo:text-shadow="none" style:text-underline-style="none" fo:font-weight="normal" style:letter-kerning="true" style:font-size-asian="16.5pt" style:font-style-asian="normal" style:font-weight-asian="normal" style:text-emphasize="none"/>
    </style:style>
    <style:style style:name="Konspekt_20_3" style:display-name="Konspekt 3" style:family="paragraph" style:parent-style-name="Konspekt_20_2" style:default-outline-level="">
      <style:paragraph-properties fo:margin-top="0cm" fo:margin-bottom="0.224cm" style:contextual-spacing="false"/>
      <style:text-properties fo:color="#1c1c1c" loext:opacity="100%" style:text-outline="false" style:text-line-through-style="none" style:text-line-through-type="none" style:font-name="Source Sans Pro Light" fo:font-family="'Source Sans Pro Light'" style:font-family-generic="roman" style:font-pitch="variable" fo:font-size="13.5pt" fo:font-style="normal" fo:text-shadow="none" style:text-underline-style="none" fo:font-weight="normal" style:letter-kerning="true" style:font-size-asian="13.5pt" style:font-style-asian="normal" style:font-weight-asian="normal" style:text-emphasize="none"/>
    </style:style>
    <style:style style:name="Konspekt_20_4" style:display-name="Konspekt 4" style:family="paragraph" style:parent-style-name="Konspekt_20_3" style:default-outline-level="">
      <style:paragraph-properties fo:margin-top="0cm" fo:margin-bottom="0.15cm" style:contextual-spacing="false"/>
      <style:text-properties fo:color="#1c1c1c" loext:opacity="100%" style:text-outline="false" style:text-line-through-style="none" style:text-line-through-type="none" style:font-name="Source Sans Pro Light" fo:font-family="'Source Sans Pro Light'"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Konspekt_20_5" style:display-name="Konspekt 5" style:family="paragraph" style:parent-style-name="Konspekt_20_4" style:default-outline-level="">
      <style:paragraph-properties fo:margin-top="0cm" fo:margin-bottom="0.076cm" style:contextual-spacing="false"/>
      <style:text-properties fo:color="#1c1c1c" loext:opacity="100%" style:text-outline="false" style:text-line-through-style="none" style:text-line-through-type="none" style:font-name="Source Sans Pro Light" fo:font-family="'Source Sans Pro Light'"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Konspekt_20_6" style:display-name="Konspekt 6" style:family="paragraph" style:parent-style-name="Konspekt_20_5" style:default-outline-level="">
      <style:paragraph-properties fo:margin-top="0cm" fo:margin-bottom="0.076cm" style:contextual-spacing="false"/>
      <style:text-properties fo:color="#1c1c1c" loext:opacity="100%" style:text-outline="false" style:text-line-through-style="none" style:text-line-through-type="none" style:font-name="Source Sans Pro Light" fo:font-family="'Source Sans Pro Light'"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Konspekt_20_7" style:display-name="Konspekt 7" style:family="paragraph" style:parent-style-name="Konspekt_20_6" style:default-outline-level="">
      <style:paragraph-properties fo:margin-top="0cm" fo:margin-bottom="0.076cm" style:contextual-spacing="false"/>
      <style:text-properties fo:color="#1c1c1c" loext:opacity="100%" style:text-outline="false" style:text-line-through-style="none" style:text-line-through-type="none" style:font-name="Source Sans Pro Light" fo:font-family="'Source Sans Pro Light'"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Konspekt_20_8" style:display-name="Konspekt 8" style:family="paragraph" style:parent-style-name="Konspekt_20_7" style:default-outline-level="">
      <style:paragraph-properties fo:margin-top="0cm" fo:margin-bottom="0.074cm" style:contextual-spacing="false"/>
      <style:text-properties fo:color="#1c1c1c" loext:opacity="100%" style:text-outline="false" style:text-line-through-style="none" style:text-line-through-type="none" style:font-name="Source Sans Pro Light" fo:font-family="'Source Sans Pro Light'" style:font-family-generic="roman" style:font-pitch="variable" fo:font-size="10.5pt" fo:font-style="normal" fo:text-shadow="none" style:text-underline-style="none" fo:font-weight="normal" style:letter-kerning="true" style:font-size-asian="10.5pt" style:font-style-asian="normal" style:font-weight-asian="normal" style:text-emphasize="none"/>
    </style:style>
    <style:style style:name="Konspekt_20_9" style:display-name="Konspekt 9" style:family="paragraph" style:parent-style-name="Konspekt_20_8" style:default-outline-level="">
      <style:paragraph-properties fo:margin-top="0cm" fo:margin-bottom="0.074cm" style:contextual-spacing="false"/>
      <style:text-properties fo:color="#1c1c1c" loext:opacity="100%" style:text-outline="false" style:text-line-through-style="none" style:text-line-through-type="none" style:font-name="Source Sans Pro Light" fo:font-family="'Source Sans Pro Light'" style:font-family-generic="roman" style:font-pitch="variable" fo:font-size="10.5pt" fo:font-style="normal" fo:text-shadow="none" style:text-underline-style="none" fo:font-weight="normal" style:letter-kerning="true" style:font-size-asian="10.5pt" style:font-style-asian="normal" style:font-weight-asian="normal" style:text-emphasize="none"/>
    </style:style>
    <style:style style:name="Objekt_20_ohne_20_Füllung_20_und_20_Linie" style:display-name="Objekt ohne Füllung und Linie" style:family="paragraph" style:parent-style-name="Domyślny_20_styl_20_rysowania"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 style:family="paragraph" style:parent-style-name="Domyślny_20_styl_20_rysowania"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1" style:display-name="Accent 1" style:family="paragraph" style:parent-style-name="Accen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2" style:display-name="Accent 2" style:family="paragraph" style:parent-style-name="Accen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3" style:display-name="Accent 3" style:family="paragraph" style:parent-style-name="Accen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Łącze_20_indeksu" style:display-name="Łącze indeksu" style:family="paragraph" style:default-outline-level="">
      <style:text-properties style:font-name="Liberation Sans1" fo:font-family="'Liberation Sans'" style:font-family-generic="roman" style:font-pitch="variable" fo:font-size="12pt"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ListLabel_20_18" style:display-name="ListLabel 18" style:family="paragraph" style:default-outline-level="">
      <style:text-properties fo:color="#575f6d" loext:opacity="100%" style:font-name="Liberation Sans1" fo:font-family="'Liberation Sans'" style:font-family-generic="roman" style:font-pitch="variable" fo:font-size="12pt"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ListLabel_20_17" style:display-name="ListLabel 17" style:family="paragraph" style:default-outline-level="">
      <style:text-properties fo:color="#575f6d" loext:opacity="100%" style:font-name="Liberation Sans1" fo:font-family="'Liberation Sans'" style:font-family-generic="roman" style:font-pitch="variable" fo:font-size="12pt"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ListLabel_20_16" style:display-name="ListLabel 16" style:family="paragraph" style:default-outline-level="">
      <style:text-properties fo:color="#575f6d" loext:opacity="100%" style:font-name="Liberation Sans1" fo:font-family="'Liberation Sans'" style:font-family-generic="roman" style:font-pitch="variable" fo:font-size="12pt"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ListLabel_20_15" style:display-name="ListLabel 15" style:family="paragraph" style:default-outline-level="">
      <style:text-properties fo:color="#575f6d" loext:opacity="100%" style:font-name="Liberation Sans1" fo:font-family="'Liberation Sans'" style:font-family-generic="roman" style:font-pitch="variable" fo:font-size="12pt"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ListLabel_20_14" style:display-name="ListLabel 14" style:family="paragraph" style:default-outline-level="">
      <style:text-properties fo:color="#575f6d" loext:opacity="100%" style:font-name="Liberation Sans1" fo:font-family="'Liberation Sans'" style:font-family-generic="roman" style:font-pitch="variable" fo:font-size="12pt"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ListLabel_20_13" style:display-name="ListLabel 13" style:family="paragraph" style:default-outline-level="">
      <style:text-properties fo:color="#575f6d" loext:opacity="100%" style:font-name="Liberation Sans1" fo:font-family="'Liberation Sans'" style:font-family-generic="roman" style:font-pitch="variable" fo:font-size="12pt"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ListLabel_20_12" style:display-name="ListLabel 12" style:family="paragraph" style:default-outline-level="">
      <style:text-properties fo:color="#575f6d" loext:opacity="100%" style:font-name="Liberation Sans1" fo:font-family="'Liberation Sans'" style:font-family-generic="roman" style:font-pitch="variable" fo:font-size="12pt"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ListLabel_20_11" style:display-name="ListLabel 11" style:family="paragraph" style:default-outline-level="">
      <style:text-properties fo:color="#575f6d" loext:opacity="100%" style:font-name="Liberation Sans1" fo:font-family="'Liberation Sans'" style:font-family-generic="roman" style:font-pitch="variable" fo:font-size="12pt"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ListLabel_20_10" style:display-name="ListLabel 10" style:family="paragraph" style:default-outline-level="">
      <style:text-properties style:font-name="Century Schoolbook" fo:font-family="'Century Schoolbook'" style:font-family-generic="roman" style:font-pitch="variable" fo:font-size="10pt" style:font-name-asian="Tahoma1" style:font-family-asian="Tahoma" style:font-family-generic-asian="system" style:font-pitch-asian="variable" style:font-size-asian="10pt" style:font-name-complex="Noto Sans1" style:font-family-complex="'Noto Sans'" style:font-family-generic-complex="system" style:font-pitch-complex="variable" style:font-size-complex="12pt"/>
    </style:style>
    <style:style style:name="ListLabel_20_9" style:display-name="ListLabel 9" style:family="paragraph" style:default-outline-level="">
      <style:text-properties fo:color="#777c84" loext:opacity="100%" style:font-name="Liberation Sans1" fo:font-family="'Liberation Sans'" style:font-family-generic="roman" style:font-pitch="variable" fo:font-size="6pt" style:font-name-asian="Tahoma1" style:font-family-asian="Tahoma" style:font-family-generic-asian="system" style:font-pitch-asian="variable" style:font-size-asian="6pt" style:font-name-complex="Noto Sans1" style:font-family-complex="'Noto Sans'" style:font-family-generic-complex="system" style:font-pitch-complex="variable" style:font-size-complex="12pt"/>
    </style:style>
    <style:style style:name="ListLabel_20_8" style:display-name="ListLabel 8" style:family="paragraph" style:default-outline-level="">
      <style:text-properties fo:color="#777c84" loext:opacity="100%" style:font-name="Liberation Sans1" fo:font-family="'Liberation Sans'" style:font-family-generic="roman" style:font-pitch="variable" fo:font-size="6pt" style:font-name-asian="Tahoma1" style:font-family-asian="Tahoma" style:font-family-generic-asian="system" style:font-pitch-asian="variable" style:font-size-asian="6pt" style:font-name-complex="Noto Sans1" style:font-family-complex="'Noto Sans'" style:font-family-generic-complex="system" style:font-pitch-complex="variable" style:font-size-complex="12pt"/>
    </style:style>
    <style:style style:name="ListLabel_20_7" style:display-name="ListLabel 7" style:family="paragraph" style:default-outline-level="">
      <style:text-properties fo:color="#777c84" loext:opacity="100%" style:font-name="Liberation Sans1" fo:font-family="'Liberation Sans'" style:font-family-generic="roman" style:font-pitch="variable" fo:font-size="6pt" style:font-name-asian="Tahoma1" style:font-family-asian="Tahoma" style:font-family-generic-asian="system" style:font-pitch-asian="variable" style:font-size-asian="6pt" style:font-name-complex="Noto Sans1" style:font-family-complex="'Noto Sans'" style:font-family-generic-complex="system" style:font-pitch-complex="variable" style:font-size-complex="12pt"/>
    </style:style>
    <style:style style:name="ListLabel_20_6" style:display-name="ListLabel 6" style:family="paragraph" style:default-outline-level="">
      <style:text-properties fo:color="#777c84" loext:opacity="100%" style:font-name="Liberation Sans1" fo:font-family="'Liberation Sans'" style:font-family-generic="roman" style:font-pitch="variable" fo:font-size="6pt" style:font-name-asian="Tahoma1" style:font-family-asian="Tahoma" style:font-family-generic-asian="system" style:font-pitch-asian="variable" style:font-size-asian="6pt" style:font-name-complex="Noto Sans1" style:font-family-complex="'Noto Sans'" style:font-family-generic-complex="system" style:font-pitch-complex="variable" style:font-size-complex="12pt"/>
    </style:style>
    <style:style style:name="ListLabel_20_5" style:display-name="ListLabel 5" style:family="paragraph" style:default-outline-level="">
      <style:text-properties fo:color="#e65b01" loext:opacity="100%" style:font-name="Liberation Sans1" fo:font-family="'Liberation Sans'" style:font-family-generic="roman" style:font-pitch="variable" fo:font-size="6pt" style:font-name-asian="Tahoma1" style:font-family-asian="Tahoma" style:font-family-generic-asian="system" style:font-pitch-asian="variable" style:font-size-asian="6pt" style:font-name-complex="Noto Sans1" style:font-family-complex="'Noto Sans'" style:font-family-generic-complex="system" style:font-pitch-complex="variable" style:font-size-complex="12pt"/>
    </style:style>
    <style:style style:name="ListLabel_20_4" style:display-name="ListLabel 4" style:family="paragraph" style:default-outline-level="">
      <style:text-properties fo:color="#e65b01" loext:opacity="100%" style:font-name="Liberation Sans1" fo:font-family="'Liberation Sans'" style:font-family-generic="roman" style:font-pitch="variable" fo:font-size="6pt" style:font-name-asian="Tahoma1" style:font-family-asian="Tahoma" style:font-family-generic-asian="system" style:font-pitch-asian="variable" style:font-size-asian="6pt" style:font-name-complex="Noto Sans1" style:font-family-complex="'Noto Sans'" style:font-family-generic-complex="system" style:font-pitch-complex="variable" style:font-size-complex="12pt"/>
    </style:style>
    <style:style style:name="ListLabel_20_3" style:display-name="ListLabel 3" style:family="paragraph" style:default-outline-level="">
      <style:text-properties fo:color="#fe8637" loext:opacity="100%" style:font-name="Liberation Sans1" fo:font-family="'Liberation Sans'" style:font-family-generic="roman" style:font-pitch="variable" fo:font-size="9pt" style:font-name-asian="Tahoma1" style:font-family-asian="Tahoma" style:font-family-generic-asian="system" style:font-pitch-asian="variable" style:font-size-asian="9pt" style:font-name-complex="Noto Sans1" style:font-family-complex="'Noto Sans'" style:font-family-generic-complex="system" style:font-pitch-complex="variable" style:font-size-complex="12pt"/>
    </style:style>
    <style:style style:name="ListLabel_20_2" style:display-name="ListLabel 2" style:family="paragraph" style:default-outline-level="">
      <style:text-properties fo:color="#fe8637" loext:opacity="100%" style:font-name="Liberation Sans1" fo:font-family="'Liberation Sans'" style:font-family-generic="roman" style:font-pitch="variable" fo:font-size="9pt" style:font-name-asian="Tahoma1" style:font-family-asian="Tahoma" style:font-family-generic-asian="system" style:font-pitch-asian="variable" style:font-size-asian="9pt" style:font-name-complex="Noto Sans1" style:font-family-complex="'Noto Sans'" style:font-family-generic-complex="system" style:font-pitch-complex="variable" style:font-size-complex="12pt"/>
    </style:style>
    <style:style style:name="ListLabel_20_1" style:display-name="ListLabel 1" style:family="paragraph" style:default-outline-level="">
      <style:text-properties fo:color="#fe8637" loext:opacity="100%" style:font-name="Tahoma" fo:font-family="Tahoma" style:font-family-generic="roman" style:font-pitch="variable" fo:font-size="8pt" style:font-name-asian="Tahoma1" style:font-family-asian="Tahoma" style:font-family-generic-asian="system" style:font-pitch-asian="variable" style:font-size-asian="8pt" style:font-name-complex="Noto Sans1" style:font-family-complex="'Noto Sans'" style:font-family-generic-complex="system" style:font-pitch-complex="variable" style:font-size-complex="12pt"/>
    </style:style>
    <style:style style:name="Łącze_20_internetowe" style:display-name="Łącze internetowe" style:family="paragraph" style:default-outline-level="">
      <style:text-properties fo:color="#d2611c" loext:opacity="100%" style:font-name="Liberation Sans1" fo:font-family="'Liberation Sans'" style:font-family-generic="roman" style:font-pitch="variable" fo:font-size="12pt" style:text-underline-style="solid" style:text-underline-width="auto" style:text-underline-color="font-color"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Default_20_Paragraph_20_Font" style:display-name="Default Paragraph Font" style:family="paragraph" style:default-outline-level="">
      <style:text-properties style:font-name="Liberation Sans1" fo:font-family="'Liberation Sans'" style:font-family-generic="roman" style:font-pitch="variable" fo:font-size="12pt"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Bez_20_odstępów_20_Znak" style:display-name="Bez odstępów Znak" style:family="paragraph" style:default-outline-level="">
      <style:text-properties style:font-name="Liberation Sans1" fo:font-family="'Liberation Sans'" style:font-family-generic="roman" style:font-pitch="variable" fo:font-size="12pt"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Placeholder_20_Text" style:display-name="Placeholder Text" style:family="paragraph" style:default-outline-level="">
      <style:text-properties fo:color="#808080" loext:opacity="100%" style:font-name="Liberation Sans1" fo:font-family="'Liberation Sans'" style:font-family-generic="roman" style:font-pitch="variable" fo:font-size="12pt"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Subtle_20_Reference" style:display-name="Subtle Reference" style:family="paragraph" style:default-outline-level="">
      <style:text-properties fo:color="#244482" loext:opacity="100%" style:font-name="Century Schoolbook" fo:font-family="'Century Schoolbook'" style:font-family-generic="roman" style:font-pitch="variable" fo:font-size="12pt" fo:font-style="italic" style:font-name-asian="Tahoma1" style:font-family-asian="Tahoma" style:font-family-generic-asian="system" style:font-pitch-asian="variable" style:font-size-asian="12pt" style:font-style-asian="italic" style:font-name-complex="Noto Sans1" style:font-family-complex="'Noto Sans'" style:font-family-generic-complex="system" style:font-pitch-complex="variable" style:font-size-complex="12pt"/>
    </style:style>
    <style:style style:name="Subtle_20_Emphasis" style:display-name="Subtle Emphasis" style:family="paragraph" style:default-outline-level="">
      <style:text-properties style:font-name="Liberation Sans1" fo:font-family="'Liberation Sans'" style:font-family-generic="roman" style:font-pitch="variable" fo:font-size="12pt" fo:font-style="italic" style:font-name-asian="Tahoma1" style:font-family-asian="Tahoma" style:font-family-generic-asian="system" style:font-pitch-asian="variable" style:font-size-asian="12pt" style:font-style-asian="italic" style:font-name-complex="Noto Sans1" style:font-family-complex="'Noto Sans'" style:font-family-generic-complex="system" style:font-pitch-complex="variable" style:font-size-complex="12pt"/>
    </style:style>
    <style:style style:name="Strong" style:family="paragraph" style:default-outline-level="">
      <style:text-properties fo:color="#3667c3" loext:opacity="100%" style:font-name="Liberation Sans1" fo:font-family="'Liberation Sans'" style:font-family-generic="roman" style:font-pitch="variable" fo:font-size="12pt" fo:letter-spacing="0.009cm" fo:font-weight="bold" style:font-name-asian="Tahoma1" style:font-family-asian="Tahoma" style:font-family-generic-asian="system" style:font-pitch-asian="variable" style:font-size-asian="12pt" style:font-weight-asian="bold" style:font-name-complex="Noto Sans1" style:font-family-complex="'Noto Sans'" style:font-family-generic-complex="system" style:font-pitch-complex="variable" style:font-size-complex="12pt"/>
    </style:style>
    <style:style style:name="Intense_20_Reference" style:display-name="Intense Reference" style:family="paragraph" style:default-outline-level="">
      <style:text-properties fo:color="#244482" loext:opacity="100%" style:font-name="Century Schoolbook" fo:font-family="'Century Schoolbook'" style:font-family-generic="roman" style:font-pitch="variable" fo:font-size="12pt" fo:font-style="italic" fo:font-weight="bold" style:font-name-asian="Tahoma1" style:font-family-asian="Tahoma" style:font-family-generic-asian="system" style:font-pitch-asian="variable" style:font-size-asian="12pt" style:font-style-asian="italic" style:font-weight-asian="bold" style:font-name-complex="Noto Sans1" style:font-family-complex="'Noto Sans'" style:font-family-generic-complex="system" style:font-pitch-complex="variable" style:font-size-complex="12pt"/>
    </style:style>
    <style:style style:name="Cytat_20_intensywny_20_Znak" style:display-name="Cytat intensywny Znak" style:family="paragraph" style:default-outline-level="">
      <style:text-properties fo:color="#244482" loext:opacity="100%" style:font-name="Tahoma" fo:font-family="Tahoma" style:font-family-generic="roman" style:font-pitch="variable" fo:font-size="10pt" fo:letter-spacing="0.009cm" style:font-name-asian="Tahoma1" style:font-family-asian="Tahoma" style:font-family-generic-asian="system" style:font-pitch-asian="variable" style:font-size-asian="10pt" style:font-name-complex="Noto Sans1" style:font-family-complex="'Noto Sans'" style:font-family-generic-complex="system" style:font-pitch-complex="variable" style:font-size-complex="12pt"/>
    </style:style>
    <style:style style:name="Cytat_20_Znak" style:display-name="Cytat Znak" style:family="paragraph" style:default-outline-level="">
      <style:text-properties style:font-name="Tahoma" fo:font-family="Tahoma" style:font-family-generic="roman" style:font-pitch="variable" fo:font-size="12pt" fo:font-style="italic" style:font-name-asian="Tahoma1" style:font-family-asian="Tahoma" style:font-family-generic-asian="system" style:font-pitch-asian="variable" style:font-size-asian="12pt" style:font-style-asian="italic" style:font-name-complex="Noto Sans1" style:font-family-complex="'Noto Sans'" style:font-family-generic-complex="system" style:font-pitch-complex="variable" style:font-size-complex="12pt"/>
    </style:style>
    <style:style style:name="Intense_20_Emphasis" style:display-name="Intense Emphasis" style:family="paragraph" style:default-outline-level="">
      <style:text-properties style:font-name="Liberation Sans1" fo:font-family="'Liberation Sans'" style:font-family-generic="roman" style:font-pitch="variable" fo:font-size="10pt" fo:letter-spacing="0.018cm" fo:font-style="italic" style:font-name-asian="Tahoma1" style:font-family-asian="Tahoma" style:font-family-generic-asian="system" style:font-pitch-asian="variable" style:font-size-asian="10pt" style:font-style-asian="italic" style:font-name-complex="Noto Sans1" style:font-family-complex="'Noto Sans'" style:font-family-generic-complex="system" style:font-pitch-complex="variable" style:font-size-complex="12pt"/>
    </style:style>
    <style:style style:name="Nagłówek_20_9_20_Znak" style:display-name="Nagłówek 9 Znak" style:family="paragraph" style:default-outline-level="">
      <style:text-properties style:font-name="Tahoma" fo:font-family="Tahoma" style:font-family-generic="roman" style:font-pitch="variable" fo:font-size="10pt" fo:letter-spacing="0.018cm" fo:font-style="italic" style:font-name-asian="Tahoma1" style:font-family-asian="Tahoma" style:font-family-generic-asian="system" style:font-pitch-asian="variable" style:font-size-asian="10pt" style:font-style-asian="italic" style:font-name-complex="Noto Sans1" style:font-family-complex="'Noto Sans'" style:font-family-generic-complex="system" style:font-pitch-complex="variable" style:font-size-complex="12pt"/>
    </style:style>
    <style:style style:name="Nagłówek_20_8_20_Znak" style:display-name="Nagłówek 8 Znak" style:family="paragraph" style:default-outline-level="">
      <style:text-properties style:font-name="Tahoma" fo:font-family="Tahoma" style:font-family-generic="roman" style:font-pitch="variable" fo:font-size="10pt" fo:letter-spacing="0.018cm" style:font-name-asian="Tahoma1" style:font-family-asian="Tahoma" style:font-family-generic-asian="system" style:font-pitch-asian="variable" style:font-size-asian="10pt" style:font-name-complex="Noto Sans1" style:font-family-complex="'Noto Sans'" style:font-family-generic-complex="system" style:font-pitch-complex="variable" style:font-size-complex="12pt"/>
    </style:style>
    <style:style style:name="Nagłówek_20_7_20_Znak" style:display-name="Nagłówek 7 Znak" style:family="paragraph" style:default-outline-level="">
      <style:text-properties fo:color="#3667c3" loext:opacity="100%" style:font-name="Tahoma" fo:font-family="Tahoma" style:font-family-generic="roman" style:font-pitch="variable" fo:font-size="12pt" fo:letter-spacing="0.018cm" fo:font-style="italic" style:font-name-asian="Tahoma1" style:font-family-asian="Tahoma" style:font-family-generic-asian="system" style:font-pitch-asian="variable" style:font-size-asian="12pt" style:font-style-asian="italic" style:font-name-complex="Noto Sans1" style:font-family-complex="'Noto Sans'" style:font-family-generic-complex="system" style:font-pitch-complex="variable" style:font-size-complex="12pt"/>
    </style:style>
    <style:style style:name="Nagłówek_20_6_20_Znak" style:display-name="Nagłówek 6 Znak" style:family="paragraph" style:default-outline-level="">
      <style:text-properties fo:color="#3667c3" loext:opacity="100%" style:font-name="Tahoma" fo:font-family="Tahoma" style:font-family-generic="roman" style:font-pitch="variable" fo:font-size="12pt" fo:letter-spacing="0.018cm"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Nagłówek_20_5_20_Znak" style:display-name="Nagłówek 5 Znak" style:family="paragraph" style:default-outline-level="">
      <style:text-properties fo:color="#244482" loext:opacity="100%" style:font-name="Tahoma" fo:font-family="Tahoma" style:font-family-generic="roman" style:font-pitch="variable" fo:font-size="12pt" fo:letter-spacing="0.018cm"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Nagłówek_20_4_20_Znak" style:display-name="Nagłówek 4 Znak" style:family="paragraph" style:default-outline-level="">
      <style:text-properties fo:color="#244482" loext:opacity="100%" style:font-name="Tahoma" fo:font-family="Tahoma" style:font-family-generic="roman" style:font-pitch="variable" fo:font-size="12pt" fo:letter-spacing="0.018cm"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Nagłówek_20_3_20_Znak" style:display-name="Nagłówek 3 Znak" style:family="paragraph" style:default-outline-level="">
      <style:text-properties fo:color="#244482" loext:opacity="100%" style:font-name="Tahoma" fo:font-family="Tahoma" style:font-family-generic="roman" style:font-pitch="variable" fo:font-size="12pt"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Nagłówek_20_Znak" style:display-name="Nagłówek Znak" style:family="paragraph" style:default-outline-level="">
      <style:text-properties fo:color="#414751" loext:opacity="100%" style:font-name="Liberation Sans1" fo:font-family="'Liberation Sans'" style:font-family-generic="roman" style:font-pitch="variable" fo:font-size="10pt" style:font-name-asian="Tahoma1" style:font-family-asian="Tahoma" style:font-family-generic-asian="system" style:font-pitch-asian="variable" style:font-size-asian="10pt" style:font-name-complex="Noto Sans1" style:font-family-complex="'Noto Sans'" style:font-family-generic-complex="system" style:font-pitch-complex="variable" style:font-size-complex="12pt"/>
    </style:style>
    <style:style style:name="Stopka_20_Znak" style:display-name="Stopka Znak" style:family="paragraph" style:default-outline-level="">
      <style:text-properties fo:color="#414751" loext:opacity="100%" style:font-name="Liberation Sans1" fo:font-family="'Liberation Sans'" style:font-family-generic="roman" style:font-pitch="variable" fo:font-size="10pt" style:font-name-asian="Tahoma1" style:font-family-asian="Tahoma" style:font-family-generic-asian="system" style:font-pitch-asian="variable" style:font-size-asian="10pt" style:font-name-complex="Noto Sans1" style:font-family-complex="'Noto Sans'" style:font-family-generic-complex="system" style:font-pitch-complex="variable" style:font-size-complex="12pt"/>
    </style:style>
    <style:style style:name="Wyróżnienie" style:family="paragraph" style:default-outline-level="">
      <style:text-properties style:font-name="Liberation Sans1" fo:font-family="'Liberation Sans'" style:font-family-generic="roman" style:font-pitch="variable" fo:font-size="10pt" fo:letter-spacing="0.009cm" style:font-name-asian="Tahoma1" style:font-family-asian="Tahoma" style:font-family-generic-asian="system" style:font-pitch-asian="variable" style:font-size-asian="10pt" style:font-name-complex="Noto Sans1" style:font-family-complex="'Noto Sans'" style:font-family-generic-complex="system" style:font-pitch-complex="variable" style:font-size-complex="12pt"/>
    </style:style>
    <style:style style:name="Book_20_Title" style:display-name="Book Title" style:family="paragraph" style:default-outline-level="">
      <style:text-properties fo:color="#244482" loext:opacity="100%" style:font-name="Liberation Sans1" fo:font-family="'Liberation Sans'" style:font-family-generic="roman" style:font-pitch="variable" fo:font-size="12pt" fo:letter-spacing="0.009cm" style:text-underline-style="none"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Tekst_20_dymka_20_Znak" style:display-name="Tekst dymka Znak" style:family="paragraph" style:default-outline-level="">
      <style:text-properties fo:color="#414751" loext:opacity="100%" style:font-name="Segoe UI" fo:font-family="'Segoe UI'" style:font-family-generic="roman" style:font-pitch="variable" fo:font-size="8pt" style:font-name-asian="Tahoma1" style:font-family-asian="Tahoma" style:font-family-generic-asian="system" style:font-pitch-asian="variable" style:font-size-asian="8pt" style:font-name-complex="Noto Sans1" style:font-family-complex="'Noto Sans'" style:font-family-generic-complex="system" style:font-pitch-complex="variable" style:font-size-complex="12pt"/>
    </style:style>
    <style:style style:name="Podtytuł_20_Znak" style:display-name="Podtytuł Znak" style:family="paragraph" style:default-outline-level="">
      <style:text-properties style:font-name="Tahoma" fo:font-family="Tahoma" style:font-family-generic="roman" style:font-pitch="variable" fo:font-size="9pt" fo:letter-spacing="0.035cm" style:font-name-asian="Tahoma1" style:font-family-asian="Tahoma" style:font-family-generic-asian="system" style:font-pitch-asian="variable" style:font-size-asian="9pt" style:font-name-complex="Noto Sans1" style:font-family-complex="'Noto Sans'" style:font-family-generic-complex="system" style:font-pitch-complex="variable" style:font-size-complex="12pt"/>
    </style:style>
    <style:style style:name="Tytuł_20_Znak" style:display-name="Tytuł Znak" style:family="paragraph" style:default-outline-level="">
      <style:text-properties fo:color="#244583" loext:opacity="100%" style:font-name="Tahoma" fo:font-family="Tahoma" style:font-family-generic="roman" style:font-pitch="variable" fo:font-size="22pt" fo:letter-spacing="0.088cm" style:font-name-asian="Tahoma1" style:font-family-asian="Tahoma" style:font-family-generic-asian="system" style:font-pitch-asian="variable" style:font-size-asian="22pt" style:font-name-complex="Noto Sans1" style:font-family-complex="'Noto Sans'" style:font-family-generic-complex="system" style:font-pitch-complex="variable" style:font-size-complex="12pt"/>
    </style:style>
    <style:style style:name="Nagłówek_20_2_20_Znak" style:display-name="Nagłówek 2 Znak" style:family="paragraph" style:default-outline-level="">
      <style:text-properties fo:color="#244583" loext:opacity="100%" style:font-name="Liberation Sans1" fo:font-family="'Liberation Sans'" style:font-family-generic="roman" style:font-pitch="variable" fo:font-size="12pt" fo:letter-spacing="0.026cm"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Nagłówek_20_1_20_Znak" style:display-name="Nagłówek 1 Znak" style:family="paragraph" style:default-outline-level="">
      <style:text-properties fo:color="#e65b01" loext:opacity="100%" style:font-name="Liberation Sans1" fo:font-family="'Liberation Sans'" style:font-family-generic="roman" style:font-pitch="variable" fo:font-size="14pt" fo:letter-spacing="0.035cm" style:font-name-asian="Tahoma1" style:font-family-asian="Tahoma" style:font-family-generic-asian="system" style:font-pitch-asian="variable" style:font-size-asian="14pt" style:font-name-complex="Noto Sans1" style:font-family-complex="'Noto Sans'" style:font-family-generic-complex="system" style:font-pitch-complex="variable" style:font-size-complex="12pt"/>
    </style:style>
    <style:style style:name="TOC_20_Heading" style:display-name="TOC Heading" style:family="paragraph" style:default-outline-level="">
      <style:paragraph-properties fo:margin-top="1.245cm" fo:margin-bottom="0.623cm" style:contextual-spacing="false" fo:line-height="105%" fo:text-align="center" style:justify-single-word="false" style:writing-mode="lr-tb"/>
      <style:text-properties fo:color="#e65b01" loext:opacity="100%" style:font-name="Liberation Sans1" fo:font-family="'Liberation Sans'" style:font-family-generic="roman" style:font-pitch="variable" fo:font-size="14pt" fo:letter-spacing="0.035cm" style:font-name-asian="Tahoma1" style:font-family-asian="Tahoma" style:font-family-generic-asian="system" style:font-pitch-asian="variable" style:font-size-asian="14pt" style:font-name-complex="Noto Sans1" style:font-family-complex="'Noto Sans'" style:font-family-generic-complex="system" style:font-pitch-complex="variable" style:font-size-complex="12pt"/>
    </style:style>
    <style:style style:name="No_20_Spacing" style:display-name="No Spacing" style:family="paragraph" style:default-outline-level="">
      <style:paragraph-properties fo:margin-top="0cm" fo:margin-bottom="0cm" style:contextual-spacing="false" style:line-height-at-least="0.353cm" fo:text-align="start" style:justify-single-word="false" style:writing-mode="lr-tb"/>
      <style:text-properties style:font-name="Liberation Sans1" fo:font-family="'Liberation Sans'" style:font-family-generic="roman" style:font-pitch="variable" fo:font-size="12pt"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Normal_20_Indent" style:display-name="Normal Indent" style:family="paragraph" style:default-outline-level="">
      <style:paragraph-properties fo:margin-left="2.24cm" fo:margin-right="0cm" fo:margin-top="0cm" fo:margin-bottom="0.623cm" style:contextual-spacing="false" fo:line-height="105%" fo:text-align="start" style:justify-single-word="false" fo:text-indent="0cm" style:auto-text-indent="false" style:writing-mode="lr-tb"/>
      <style:text-properties style:font-name="Liberation Sans1" fo:font-family="'Liberation Sans'" style:font-family-generic="roman" style:font-pitch="variable" fo:font-size="12pt"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List_20_Paragraph" style:display-name="List Paragraph" style:family="paragraph" style:default-outline-level="">
      <style:paragraph-properties fo:margin-left="2.24cm" fo:margin-right="0cm" fo:margin-top="0cm" fo:margin-bottom="0.623cm" style:contextual-spacing="false" fo:line-height="105%" fo:text-align="start" style:justify-single-word="false" fo:text-indent="0cm" style:auto-text-indent="false" style:writing-mode="lr-tb"/>
      <style:text-properties style:font-name="Liberation Sans1" fo:font-family="'Liberation Sans'" style:font-family-generic="roman" style:font-pitch="variable" fo:font-size="12pt"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Intense_20_Quote" style:display-name="Intense Quote" style:family="paragraph" style:default-outline-level="">
      <style:paragraph-properties fo:margin-left="4.48cm" fo:margin-right="4.48cm" fo:margin-top="0.497cm" fo:margin-bottom="0.623cm" style:contextual-spacing="false" fo:line-height="125%" fo:text-align="start" style:justify-single-word="false" fo:text-indent="0cm" style:auto-text-indent="false" style:writing-mode="lr-tb"/>
      <style:text-properties fo:color="#244482" loext:opacity="100%" style:font-name="Liberation Sans1" fo:font-family="'Liberation Sans'" style:font-family-generic="roman" style:font-pitch="variable" fo:font-size="10pt" fo:letter-spacing="0.009cm" style:font-name-asian="Tahoma1" style:font-family-asian="Tahoma" style:font-family-generic-asian="system" style:font-pitch-asian="variable" style:font-size-asian="10pt" style:font-name-complex="Noto Sans1" style:font-family-complex="'Noto Sans'" style:font-family-generic-complex="system" style:font-pitch-complex="variable" style:font-size-complex="12pt"/>
    </style:style>
    <style:style style:name="Quote" style:family="paragraph" style:default-outline-level="">
      <style:paragraph-properties fo:margin-top="0cm" fo:margin-bottom="0.623cm" style:contextual-spacing="false" fo:line-height="105%" fo:text-align="start" style:justify-single-word="false" style:writing-mode="lr-tb"/>
      <style:text-properties style:font-name="Liberation Sans1" fo:font-family="'Liberation Sans'" style:font-family-generic="roman" style:font-pitch="variable" fo:font-size="12pt" fo:font-style="italic" style:font-name-asian="Tahoma1" style:font-family-asian="Tahoma" style:font-family-generic-asian="system" style:font-pitch-asian="variable" style:font-size-asian="12pt" style:font-style-asian="italic" style:font-name-complex="Noto Sans1" style:font-family-complex="'Noto Sans'" style:font-family-generic-complex="system" style:font-pitch-complex="variable" style:font-size-complex="12pt"/>
    </style:style>
    <style:style style:name="caption" style:family="paragraph" style:default-outline-level="">
      <style:paragraph-properties fo:margin-top="0cm" fo:margin-bottom="0.623cm" style:contextual-spacing="false" fo:line-height="105%" fo:text-align="start" style:justify-single-word="false" style:writing-mode="lr-tb"/>
      <style:text-properties style:font-name="Liberation Sans1" fo:font-family="'Liberation Sans'" style:font-family-generic="roman" style:font-pitch="variable" fo:font-size="9pt" fo:letter-spacing="0.018cm" style:font-name-asian="Tahoma1" style:font-family-asian="Tahoma" style:font-family-generic-asian="system" style:font-pitch-asian="variable" style:font-size-asian="9pt" style:font-name-complex="Noto Sans1" style:font-family-complex="'Noto Sans'" style:font-family-generic-complex="system" style:font-pitch-complex="variable" style:font-size-complex="12pt"/>
    </style:style>
    <style:style style:name="Balloon_20_Text" style:display-name="Balloon Text" style:family="paragraph" style:default-outline-level="">
      <style:paragraph-properties fo:margin-top="0cm" fo:margin-bottom="0cm" style:contextual-spacing="false" style:line-height-at-least="0.353cm" fo:text-align="start" style:justify-single-word="false" style:writing-mode="lr-tb"/>
      <style:text-properties style:font-name="Liberation Sans1" fo:font-family="'Liberation Sans'" style:font-family-generic="roman" style:font-pitch="variable" fo:font-size="8pt" style:font-name-asian="Tahoma1" style:font-family-asian="Tahoma" style:font-family-generic-asian="system" style:font-pitch-asian="variable" style:font-size-asian="8pt" style:font-name-complex="Noto Sans1" style:font-family-complex="'Noto Sans'" style:font-family-generic-complex="system" style:font-pitch-complex="variable" style:font-size-complex="12pt"/>
    </style:style>
    <style:style style:name="Domyślny_7e_LT_7e_Gliederung_20_1" style:display-name="Domyślny~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omyślny_7e_LT_7e_Gliederung_20_2" style:display-name="Domyślny~LT~Gliederung 2" style:family="paragraph" style:parent-style-name="Domyślny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omyślny_7e_LT_7e_Gliederung_20_3" style:display-name="Domyślny~LT~Gliederung 3" style:family="paragraph" style:parent-style-name="Domyślny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omyślny_7e_LT_7e_Gliederung_20_4" style:display-name="Domyślny~LT~Gliederung 4" style:family="paragraph" style:parent-style-name="Domyślny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omyślny_7e_LT_7e_Gliederung_20_5" style:display-name="Domyślny~LT~Gliederung 5" style:family="paragraph" style:parent-style-name="Domyślny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omyślny_7e_LT_7e_Gliederung_20_6" style:display-name="Domyślny~LT~Gliederung 6" style:family="paragraph" style:parent-style-name="Domyślny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omyślny_7e_LT_7e_Gliederung_20_7" style:display-name="Domyślny~LT~Gliederung 7" style:family="paragraph" style:parent-style-name="Domyślny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omyślny_7e_LT_7e_Gliederung_20_8" style:display-name="Domyślny~LT~Gliederung 8" style:family="paragraph" style:parent-style-name="Domyślny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omyślny_7e_LT_7e_Gliederung_20_9" style:display-name="Domyślny~LT~Gliederung 9" style:family="paragraph" style:parent-style-name="Domyślny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omyślny_7e_LT_7e_Titel" style:display-name="Domyślny~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1" style:font-family-asian="Tahoma"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Domyślny_7e_LT_7e_Untertitel" style:display-name="Domyślny~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omyślny_7e_LT_7e_Notizen" style:display-name="Domyślny~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Tahoma1" style:font-family-asian="Tahoma" style:font-family-generic-asian="system"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Domyślny_7e_LT_7e_Hintergrundobjekte" style:display-name="Domyślny~LT~Hintergrundobjekte" style:family="paragraph" style:default-outline-level="">
      <style:text-properties style:font-name="Liberation Sans1" fo:font-family="'Liberation Sans'" style:font-family-generic="roman" style:font-pitch="variable" fo:font-size="12pt" style:letter-kerning="true"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Domyślny_7e_LT_7e_Hintergrund" style:display-name="Domyślny~LT~Hintergrund" style:family="paragraph" style:default-outline-level="">
      <style:text-properties style:font-name="Liberation Sans1" fo:font-family="'Liberation Sans'" style:font-family-generic="roman" style:font-pitch="variable" fo:font-size="12pt" style:letter-kerning="true"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Alizarin_7e_LT_7e_Gliederung_20_1" style:display-name="Alizarin~LT~Gliederung 1" style:family="paragraph" style:default-outline-level="">
      <style:paragraph-properties fo:margin-top="0cm" fo:margin-bottom="0.302cm" style:contextual-spacing="false"/>
      <style:text-properties fo:color="#1c1c1c" loext:opacity="100%" style:text-outline="false" style:text-line-through-style="none" style:text-line-through-type="none" style:font-name="Source Sans Pro Semibold" fo:font-family="'Source Sans Pro Semibold'" style:font-family-generic="roman" style:font-pitch="variable" fo:font-size="19.5pt" fo:font-style="normal" fo:text-shadow="none" style:text-underline-style="none" fo:font-weight="normal" style:letter-kerning="true" style:font-name-asian="Tahoma1" style:font-family-asian="Tahoma" style:font-family-generic-asian="system" style:font-pitch-asian="variable" style:font-size-asian="19.5pt" style:font-style-asian="normal" style:font-weight-asian="normal" style:font-name-complex="Noto Sans1" style:font-family-complex="'Noto Sans'" style:font-family-generic-complex="system" style:font-pitch-complex="variable" style:font-size-complex="12pt" style:text-emphasize="none"/>
    </style:style>
    <style:style style:name="Alizarin_7e_LT_7e_Gliederung_20_2" style:display-name="Alizarin~LT~Gliederung 2" style:family="paragraph" style:parent-style-name="Alizarin_7e_LT_7e_Gliederung_20_1" style:default-outline-level="">
      <style:paragraph-properties fo:margin-top="0cm" fo:margin-bottom="0.3cm" style:contextual-spacing="false"/>
      <style:text-properties fo:color="#1c1c1c" loext:opacity="100%" style:text-outline="false" style:text-line-through-style="none" style:text-line-through-type="none" style:font-name="Source Sans Pro Light" fo:font-family="'Source Sans Pro Light'" style:font-family-generic="roman" style:font-pitch="variable" fo:font-size="16.5pt" fo:font-style="normal" fo:text-shadow="none" style:text-underline-style="none" fo:font-weight="normal" style:letter-kerning="true" style:font-size-asian="16.5pt" style:font-style-asian="normal" style:font-weight-asian="normal" style:text-emphasize="none"/>
    </style:style>
    <style:style style:name="Alizarin_7e_LT_7e_Gliederung_20_3" style:display-name="Alizarin~LT~Gliederung 3" style:family="paragraph" style:parent-style-name="Alizarin_7e_LT_7e_Gliederung_20_2" style:default-outline-level="">
      <style:paragraph-properties fo:margin-top="0cm" fo:margin-bottom="0.224cm" style:contextual-spacing="false"/>
      <style:text-properties fo:color="#1c1c1c" loext:opacity="100%" style:text-outline="false" style:text-line-through-style="none" style:text-line-through-type="none" style:font-name="Source Sans Pro Light" fo:font-family="'Source Sans Pro Light'" style:font-family-generic="roman" style:font-pitch="variable" fo:font-size="13.5pt" fo:font-style="normal" fo:text-shadow="none" style:text-underline-style="none" fo:font-weight="normal" style:letter-kerning="true" style:font-size-asian="13.5pt" style:font-style-asian="normal" style:font-weight-asian="normal" style:text-emphasize="none"/>
    </style:style>
    <style:style style:name="Alizarin_7e_LT_7e_Gliederung_20_4" style:display-name="Alizarin~LT~Gliederung 4" style:family="paragraph" style:parent-style-name="Alizarin_7e_LT_7e_Gliederung_20_3" style:default-outline-level="">
      <style:paragraph-properties fo:margin-top="0cm" fo:margin-bottom="0.15cm" style:contextual-spacing="false"/>
      <style:text-properties fo:color="#1c1c1c" loext:opacity="100%" style:text-outline="false" style:text-line-through-style="none" style:text-line-through-type="none" style:font-name="Source Sans Pro Light" fo:font-family="'Source Sans Pro Light'"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Alizarin_7e_LT_7e_Gliederung_20_5" style:display-name="Alizarin~LT~Gliederung 5" style:family="paragraph" style:parent-style-name="Alizarin_7e_LT_7e_Gliederung_20_4" style:default-outline-level="">
      <style:paragraph-properties fo:margin-top="0cm" fo:margin-bottom="0.076cm" style:contextual-spacing="false"/>
      <style:text-properties fo:color="#1c1c1c" loext:opacity="100%" style:text-outline="false" style:text-line-through-style="none" style:text-line-through-type="none" style:font-name="Source Sans Pro Light" fo:font-family="'Source Sans Pro Light'"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Alizarin_7e_LT_7e_Gliederung_20_6" style:display-name="Alizarin~LT~Gliederung 6" style:family="paragraph" style:parent-style-name="Alizarin_7e_LT_7e_Gliederung_20_5" style:default-outline-level="">
      <style:paragraph-properties fo:margin-top="0cm" fo:margin-bottom="0.076cm" style:contextual-spacing="false"/>
      <style:text-properties fo:color="#1c1c1c" loext:opacity="100%" style:text-outline="false" style:text-line-through-style="none" style:text-line-through-type="none" style:font-name="Source Sans Pro Light" fo:font-family="'Source Sans Pro Light'"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Alizarin_7e_LT_7e_Gliederung_20_7" style:display-name="Alizarin~LT~Gliederung 7" style:family="paragraph" style:parent-style-name="Alizarin_7e_LT_7e_Gliederung_20_6" style:default-outline-level="">
      <style:paragraph-properties fo:margin-top="0cm" fo:margin-bottom="0.076cm" style:contextual-spacing="false"/>
      <style:text-properties fo:color="#1c1c1c" loext:opacity="100%" style:text-outline="false" style:text-line-through-style="none" style:text-line-through-type="none" style:font-name="Source Sans Pro Light" fo:font-family="'Source Sans Pro Light'"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Alizarin_7e_LT_7e_Gliederung_20_8" style:display-name="Alizarin~LT~Gliederung 8" style:family="paragraph" style:parent-style-name="Alizarin_7e_LT_7e_Gliederung_20_7" style:default-outline-level="">
      <style:paragraph-properties fo:margin-top="0cm" fo:margin-bottom="0.074cm" style:contextual-spacing="false"/>
      <style:text-properties fo:color="#1c1c1c" loext:opacity="100%" style:text-outline="false" style:text-line-through-style="none" style:text-line-through-type="none" style:font-name="Source Sans Pro Light" fo:font-family="'Source Sans Pro Light'" style:font-family-generic="roman" style:font-pitch="variable" fo:font-size="10.5pt" fo:font-style="normal" fo:text-shadow="none" style:text-underline-style="none" fo:font-weight="normal" style:letter-kerning="true" style:font-size-asian="10.5pt" style:font-style-asian="normal" style:font-weight-asian="normal" style:text-emphasize="none"/>
    </style:style>
    <style:style style:name="Alizarin_7e_LT_7e_Gliederung_20_9" style:display-name="Alizarin~LT~Gliederung 9" style:family="paragraph" style:parent-style-name="Alizarin_7e_LT_7e_Gliederung_20_8" style:default-outline-level="">
      <style:paragraph-properties fo:margin-top="0cm" fo:margin-bottom="0.074cm" style:contextual-spacing="false"/>
      <style:text-properties fo:color="#1c1c1c" loext:opacity="100%" style:text-outline="false" style:text-line-through-style="none" style:text-line-through-type="none" style:font-name="Source Sans Pro Light" fo:font-family="'Source Sans Pro Light'" style:font-family-generic="roman" style:font-pitch="variable" fo:font-size="10.5pt" fo:font-style="normal" fo:text-shadow="none" style:text-underline-style="none" fo:font-weight="normal" style:letter-kerning="true" style:font-size-asian="10.5pt" style:font-style-asian="normal" style:font-weight-asian="normal" style:text-emphasize="none"/>
    </style:style>
    <style:style style:name="Alizarin_7e_LT_7e_Titel" style:display-name="Alizarin~LT~Titel" style:family="paragraph" style:default-outline-level="">
      <style:paragraph-properties fo:text-align="start" style:justify-single-word="false"/>
      <style:text-properties fo:color="#ffffff" loext:opacity="100%" style:text-outline="false" style:text-line-through-style="none" style:text-line-through-type="none" style:font-name="Source Sans Pro Black" fo:font-family="'Source Sans Pro Black'" style:font-family-generic="roman" style:font-pitch="variable" fo:font-size="24pt" fo:font-style="normal" fo:text-shadow="none" style:text-underline-style="none" fo:font-weight="normal" style:letter-kerning="true" style:font-name-asian="Tahoma1" style:font-family-asian="Tahoma"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Alizarin_7e_LT_7e_Untertitel" style:display-name="Alizarin~LT~Untertitel" style:family="paragraph" style:default-outline-level="">
      <style:paragraph-properties fo:text-align="start" style:justify-single-word="false"/>
      <style:text-properties fo:color="#1c1c1c" loext:opacity="100%" style:text-outline="false" style:text-line-through-style="none" style:text-line-through-type="none" style:font-name="Source Sans Pro Light" fo:font-family="'Source Sans Pro Light'" style:font-family-generic="roman" style:font-pitch="variable" fo:font-size="26pt" fo:font-style="normal" fo:text-shadow="none" style:text-underline-style="none" fo:font-weight="normal" style:letter-kerning="true" style:font-name-asian="Tahoma1" style:font-family-asian="Tahoma" style:font-family-generic-asian="system" style:font-pitch-asian="variable" style:font-size-asian="26pt" style:font-style-asian="normal" style:font-weight-asian="normal" style:font-name-complex="Noto Sans1" style:font-family-complex="'Noto Sans'" style:font-family-generic-complex="system" style:font-pitch-complex="variable" style:font-size-complex="12pt" style:text-emphasize="none"/>
    </style:style>
    <style:style style:name="Alizarin_7e_LT_7e_Notizen" style:display-name="Alizarin~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Source Sans Pro" fo:font-family="'Source Sans Pro'" style:font-family-generic="roman" style:font-pitch="variable" fo:font-size="28pt" fo:font-style="normal" fo:text-shadow="none" style:text-underline-style="none" fo:font-weight="normal" style:letter-kerning="true" style:font-name-asian="Tahoma1" style:font-family-asian="Tahoma" style:font-family-generic-asian="system"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Alizarin_7e_LT_7e_Hintergrundobjekte" style:display-name="Alizarin~LT~Hintergrundobjekte" style:family="paragraph" style:default-outline-level="">
      <style:paragraph-properties style:writing-mode="lr-tb"/>
      <style:text-properties fo:color="#ffffff" loext:opacity="100%" style:font-name="Source Sans Pro Black" fo:font-family="'Source Sans Pro Black'" style:font-family-generic="roman" style:font-pitch="variable" fo:font-size="18pt" fo:font-weight="normal" style:letter-kerning="true" style:font-name-asian="Tahoma1" style:font-family-asian="Tahoma" style:font-family-generic-asian="system" style:font-pitch-asian="variable" style:font-size-asian="18pt" style:font-weight-asian="normal" style:font-name-complex="Noto Sans1" style:font-family-complex="'Noto Sans'" style:font-family-generic-complex="system" style:font-pitch-complex="variable" style:font-size-complex="12pt"/>
    </style:style>
    <style:style style:name="Alizarin_7e_LT_7e_Hintergrund" style:display-name="Alizarin~LT~Hintergrund" style:family="paragraph" style:default-outline-level="">
      <style:text-properties style:font-name="Liberation Sans1" fo:font-family="'Liberation Sans'" style:font-family-generic="roman" style:font-pitch="variable" fo:font-size="12pt" style:letter-kerning="true"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6-04T11:50:01.372000000</meta:creation-date>
    <dc:date>2021-06-04T13:30:31.981000000</dc:date>
    <meta:editing-duration>PT9M28S</meta:editing-duration>
    <meta:editing-cycles>1</meta:editing-cycles>
    <meta:document-statistic meta:table-count="0" meta:image-count="0" meta:object-count="0" meta:page-count="7" meta:paragraph-count="49" meta:word-count="601" meta:character-count="4095" meta:non-whitespace-character-count="3534"/>
    <meta:generator>LibreOffice/7.1.1.2$Windows_X86_64 LibreOffice_project/fe0b08f4af1bacafe4c7ecc87ce55bb426164676</meta:generator>
  </office:meta>
</office:document-meta>
</file>